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8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9"/>
    <style:style style:name="ce30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31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8.89cm" style:use-optimal-column-width="true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6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7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1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6">
            <text:p>vendredi 1<text:s/></text:p>
          </table:table-cell>
          <table:table-cell office:value-type="date" office:date-value="2018-01-01T00:00:00" table:style-name="ce7">
            <text:p>lundi 1<text:s/></text:p>
          </table:table-cell>
          <table:table-cell office:value-type="date" office:date-value="2018-02-01T00:00:00" table:style-name="ce5">
            <text:p>jeudi 1<text:s/></text:p>
          </table:table-cell>
          <table:table-cell office:value-type="date" office:date-value="2018-03-01T00:00:00" table:style-name="ce6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6">
            <text:p>mardi 1<text:s/></text:p>
          </table:table-cell>
          <table:table-cell office:value-type="date" office:date-value="2018-06-01T00:00:00" table:style-name="ce5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office:annotation draw:style-name="a0" svg:x="8.09375in" svg:y="0.604166666666667in" svg:width="1.5in" svg:height="0.822916666666667in">
              <dc:creator>Aymeric Pelle</dc:creator>
              <text:p><text:span text:style-name="T4">Aymeric Pelle:</text:span><text:span text:style-name="T3"/></text:p>
              <text:p><text:span text:style-name="T3">Stop CCC</text:span></text:p>
            </office:annotation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2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3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4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3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8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13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5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14">
            <office:annotation draw:style-name="a1" svg:x="10.6354166666667in" svg:y="2.52083333333333in" svg:width="1.5in" svg:height="0.822916666666667in">
              <dc:creator>Aymeric Pelle</dc:creator>
              <text:p><text:span text:style-name="T4">Aymeric Pelle:</text:span><text:span text:style-name="T3"/></text:p>
              <text:p><text:span text:style-name="T3">dernier jour de cours (casquette)</text:span></text:p>
            </office:annotation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5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6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7">
            <text:p>mardi 12<text:s/></text:p>
          </table:table-cell>
          <table:table-cell office:value-type="date" office:date-value="2018-07-12T00:00:00" table:style-name="ce14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4">
            <office:annotation draw:style-name="a2" svg:x="8.09375in" svg:y="3.23958333333333in" svg:width="1.5in" svg:height="0.822916666666667in">
              <dc:creator>Aymeric Pelle</dc:creator>
              <text:p><text:span text:style-name="T4">Aymeric Pelle:</text:span><text:span text:style-name="T3"/></text:p>
              <text:p><text:span text:style-name="T3">Conversation avec S&amp;A</text:span></text:p>
            </office:annotation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6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6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3">
            <text:p>vendredi 16<text:s/></text:p>
          </table:table-cell>
          <table:table-cell office:value-type="date" office:date-value="2018-03-16T00:00:00" table:style-name="ce16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14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8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5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30">
            <office:annotation draw:style-name="a3" svg:x="5.54166666666667in" svg:y="4.4375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Discussion Lionel</text:span></text:p>
              <text:p><text:span text:style-name="T2"/></text:p>
              <text:p><text:span text:style-name="T2">Discussion Alex</text:span></text:p>
            </office:annotation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5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14">
            <office:annotation draw:style-name="a4" svg:x="10.6354166666667in" svg:y="4.4375in" svg:width="1.5in" svg:height="0.822916666666667in">
              <dc:creator>Aymeric Pelle</dc:creator>
              <text:p><text:span text:style-name="T4">Aymeric Pelle:</text:span><text:span text:style-name="T3"/></text:p>
              <text:p><text:span text:style-name="T3">Email à Vivian congratulations</text:span></text:p>
            </office:annotation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3">
            <office:annotation draw:style-name="a5" svg:x="5.54166666666667in" svg:y="4.91666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Balade dans la neige avec Deborah, Pablo et Isabella</text:span></text:p>
            </office:annotation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3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18">
            <office:annotation draw:style-name="a6" svg:x="8.09375in" svg:y="5.3854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épisode fontaine ?</text:span></text:p>
            </office:annotation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3">
            <office:annotation draw:style-name="a7" svg:x="3.01041666666667in" svg:y="5.6354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Thanksgiving</text:span></text:p>
            </office:annotation>
            <text:p>jeudi 23<text:s/></text:p>
          </table:table-cell>
          <table:table-cell office:value-type="date" office:date-value="2017-12-23T00:00:00" table:style-name="ce13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9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8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3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9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13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3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3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14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3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7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3">
            <text:p>mercredi 29<text:s/></text:p>
          </table:table-cell>
          <table:table-cell office:value-type="date" office:date-value="2017-12-29T00:00:00" table:style-name="ce13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0"/>
          <table:table-cell office:value-type="date" office:date-value="2018-03-29T00:00:00" table:style-name="ce18">
            <office:annotation draw:style-name="a8" svg:x="8.09375in" svg:y="7.0729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épisode fontaine ?</text:span></text:p>
            </office:annotation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21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3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0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21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2">
            <text:p>mardi 31<text:s/></text:p>
          </table:table-cell>
          <table:table-cell table:style-name="ce22"/>
          <table:table-cell office:value-type="date" office:date-value="2017-12-31T00:00:00" table:style-name="ce23">
            <text:p>dimanche 31<text:s/></text:p>
          </table:table-cell>
          <table:table-cell office:value-type="date" office:date-value="2018-01-31T00:00:00" table:style-name="ce22">
            <text:p>mercredi 31<text:s/></text:p>
          </table:table-cell>
          <table:table-cell table:style-name="ce24"/>
          <table:table-cell office:value-type="date" office:date-value="2018-03-31T00:00:00" table:style-name="ce25">
            <text:p>samedi 31<text:s/></text:p>
          </table:table-cell>
          <table:table-cell table:style-name="ce24"/>
          <table:table-cell office:value-type="date" office:date-value="2018-05-31T00:00:00" table:style-name="ce22">
            <text:p>jeudi 31<text:s/></text:p>
          </table:table-cell>
          <table:table-cell table:style-name="ce24"/>
          <table:table-cell office:value-type="date" office:date-value="2018-07-31T00:00:00" table:style-name="ce22">
            <text:p>mardi 31<text:s/></text:p>
          </table:table-cell>
          <table:table-cell office:value-type="date" office:date-value="2018-08-31T00:00:00" table:style-name="ce22">
            <text:p>vendredi 31<text:s/></text:p>
          </table:table-cell>
          <table:table-cell table:style-name="ce24"/>
          <table:table-cell office:value-type="date" office:date-value="2018-10-31T00:00:00" table:style-name="ce22">
            <text:p>mercredi 31<text:s/></text:p>
          </table:table-cell>
          <table:table-cell table:style-name="ce24"/>
          <table:table-cell office:value-type="date" office:date-value="2018-12-31T00:00:00" table:style-name="ce22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  <table:table table:name="Feuil2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8">
            <text:p>Evènements</text:p>
          </table:table-cell>
          <table:table-cell table:number-columns-repeated="16382"/>
        </table:table-row>
        <table:table-row table:style-name="ro2">
          <table:table-cell office:value-type="date" office:date-value="2018-01-20T00:00:00" table:style-name="ce29">
            <text:p>20/01/2018</text:p>
          </table:table-cell>
          <table:table-cell office:value-type="string" table:style-name="ce1">
            <text:p>Balade dans la neige avec Deborah, Pablo et Isabella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Pièce de théâtre de Pablo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hants personnes âgées à l'académie de musiqu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Alexandre qui me dit qu'il aurait pas le courage de parler à une fille au ba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Lionel me parle de son pote Ben qui a une copine mignonne alors qu'il est chauve…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2-30T10:06:59Z</dc:date>
  </office:meta>
</office:document-meta>
</file>